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 Unicode MS" svg:font-family="'Arial Unicode MS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22.511cm" fo:margin-left="-0.191cm" fo:margin-top="0cm" fo:margin-bottom="0cm" table:align="left" style:writing-mode="lr-tb"/>
    </style:style>
    <style:style style:name="Table2.A" style:family="table-column">
      <style:table-column-properties style:column-width="6.442cm"/>
    </style:style>
    <style:style style:name="Table2.B" style:family="table-column">
      <style:table-column-properties style:column-width="4.814cm"/>
    </style:style>
    <style:style style:name="Table2.C" style:family="table-column">
      <style:table-column-properties style:column-width="5.62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1" style:family="table">
      <style:table-properties style:width="6.75cm" fo:margin-top="0cm" fo:margin-bottom="0cm" table:align="right" style:writing-mode="lr-tb"/>
    </style:style>
    <style:style style:name="Table1.A" style:family="table-column">
      <style:table-column-properties style:column-width="6.75cm"/>
    </style:style>
    <style:style style:name="Table1.1" style:family="table-row">
      <style:table-row-properties style:min-row-height="0.47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0.483cm" fo:keep-together="auto"/>
    </style:style>
    <style:style style:name="Table1.3" style:family="table-row">
      <style:table-row-properties style:min-row-height="0.471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0pt" style:font-size-asian="10pt" style:font-name-complex="Times New Roman1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 style:font-size-complex="10pt"/>
    </style:style>
    <style:style style:name="P5" style:family="paragraph" style:parent-style-name="Standard">
      <style:paragraph-properties fo:text-align="center" style:justify-single-word="false"/>
      <style:text-properties fo:text-transform="uppercase" style:font-name="Times New Roman" fo:font-size="10pt" style:font-size-asian="10pt" style:font-name-complex="Times New Roman1" style:font-size-complex="10pt"/>
    </style:style>
    <style:style style:name="P6" style:family="paragraph" style:parent-style-name="Standard">
      <style:paragraph-properties fo:text-align="center" style:justify-single-word="false"/>
      <style:text-properties fo:text-transform="uppercase" style:font-name="Times New Roman" fo:font-size="14pt" fo:language="en" fo:country="US" style:font-size-asian="14pt" style:font-name-complex="Times New Roman1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officeooo:rsid="000a0dbc" officeooo:paragraph-rsid="000a0dbc"/>
    </style:style>
    <style:style style:name="P10" style:family="paragraph" style:parent-style-name="Standard">
      <style:paragraph-properties fo:text-align="center" style:justify-single-word="false"/>
      <style:text-properties officeooo:rsid="000b0365" officeooo:paragraph-rsid="000b0365"/>
    </style:style>
    <style:style style:name="P11" style:family="paragraph" style:parent-style-name="Standard">
      <style:text-properties officeooo:rsid="000e3aa2" officeooo:paragraph-rsid="000e3aa2"/>
    </style:style>
    <style:style style:name="P12" style:family="paragraph" style:parent-style-name="Standard" style:master-page-name="Standard">
      <style:paragraph-properties fo:margin-left="-1cm" fo:margin-right="0cm" fo:text-align="center" style:justify-single-word="false" fo:text-indent="0cm" style:auto-text-indent="false" style:page-number="auto"/>
      <style:text-properties officeooo:paragraph-rsid="000a0dbc"/>
    </style:style>
    <style:style style:name="P13" style:family="paragraph" style:parent-style-name="Text_20_body">
      <style:paragraph-properties fo:text-align="center" style:justify-single-word="false"/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0c3a40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Text_20_body">
      <style:paragraph-properties fo:margin-top="0cm" fo:margin-bottom="0cm" loext:contextual-spacing="false">
        <style:tab-stops>
          <style:tab-stop style:position="0.561cm"/>
          <style:tab-stop style:position="1.06cm"/>
          <style:tab-stop style:position="1.561cm"/>
        </style:tab-stops>
      </style:paragraph-properties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e3aa2" officeooo:paragraph-rsid="000e3aa2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108042" officeooo:paragraph-rsid="00108042"/>
    </style:style>
    <style:style style:name="P22" style:family="paragraph" style:parent-style-name="Text_20_body">
      <style:paragraph-properties fo:margin-top="0cm" fo:margin-bottom="0cm" loext:contextual-spacing="false"/>
      <style:text-properties style:text-position="super 58%"/>
    </style:style>
    <style:style style:name="P23" style:family="paragraph" style:parent-style-name="Subtitle">
      <style:paragraph-properties fo:line-height="100%"/>
      <style:text-properties officeooo:paragraph-rsid="000a0dbc"/>
    </style:style>
    <style:style style:name="T1" style:family="text">
      <style:text-properties style:use-window-font-color="true" style:font-name="Times New Roman" fo:font-size="14pt" officeooo:rsid="000a0dbc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a0dbc" style:font-size-asian="14pt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f7ea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a0dbc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b0365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0e3aa2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f6bd2" style:font-size-asian="14pt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font-style="italic" officeooo:rsid="000a0dbc" style:font-size-asian="14pt" style:font-style-asian="italic" style:font-name-complex="Times New Roman1" style:font-size-complex="14pt"/>
    </style:style>
    <style:style style:name="T11" style:family="text">
      <style:text-properties style:font-name="Times New Roman" fo:font-size="14pt" fo:font-style="italic" officeooo:rsid="000e3aa2" style:font-size-asian="14pt" style:font-style-asian="italic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officeooo:rsid="000c3a40" style:font-size-asian="14pt" style:font-name-complex="Times New Roman1" style:font-size-complex="14pt"/>
    </style:style>
    <style:style style:name="T14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15" style:family="text">
      <style:text-properties fo:text-transform="uppercase" style:font-name="Times New Roman" fo:font-size="14pt" officeooo:rsid="000b0365" style:font-size-asian="14pt" style:font-name-complex="Times New Roman1" style:font-size-complex="14pt"/>
    </style:style>
    <style:style style:name="T16" style:family="text"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T17" style:family="text">
      <style:text-properties fo:text-transform="uppercase" style:font-name="Times New Roman" fo:font-size="14pt" fo:font-weight="bold" officeooo:rsid="000c3a40" style:font-size-asian="14pt" style:font-weight-asian="bold" style:font-name-complex="Times New Roman1" style:font-size-complex="14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ge-content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МІНІСТЭРСТВА СУВЯЗІ І ІНФАРМАТЫЗАЦЫІ РЭСПУБЛІКІ БЕЛАРУСЬ</text:span></text:p>
      <text:p text:style-name="P23"><text:span text:style-name="T2">Установа адукацыі</text:span></text:p>
      <text:p text:style-name="P9"><text:span text:style-name="T14">БЕЛАРУСКАЯ ДЗЯРЖАЎНАЯ АКАДЭМІЯ СУВЯЗІ</text:span></text:p>
      <text:p text:style-name="P2"/>
      <text:p text:style-name="Standard"><text:span text:style-name="T5">Факультэт</text:span><text:span text:style-name="T3"><text:tab/></text:span><text:span text:style-name="T5">электрасувязі</text:span></text:p>
      <text:p text:style-name="P2"/>
      <text:p text:style-name="Standard"><text:span text:style-name="T5">Кафедра</text:span><text:span text:style-name="T3"><text:tab/></text:span><text:span text:style-name="T5">праграмнага забеспячэння сетак тэлекамунікацый</text:span></text:p>
      <text:p text:style-name="P3"><draw:frame draw:style-name="fr1" draw:name="Frame1" text:anchor-type="paragraph" svg:y="0.219cm" svg:width="6.75cm" draw:z-index="0"><draw:text-box fo:min-height="0cm"><table:table table:name="Table1" table:style-name="Table1"><table:table-column table:style-name="Table1.A"/><table:table-row table:style-name="Table1.1"><table:table-cell table:style-name="Table1.A1" office:value-type="string"><text:p text:style-name="Standard"><text:span text:style-name="T10">Да абароны дапусціць</text:span><text:span text:style-name="T3">:</text:span></text:p></table:table-cell></table:table-row><table:table-row table:style-name="Table1.2"><table:table-cell table:style-name="Table1.A1" office:value-type="string"><text:p text:style-name="Standard"><text:span text:style-name="T5">Загадчык кафедры ПЗСТ</text:span></text:p></table:table-cell></table:table-row><table:table-row table:style-name="Table1.3"><table:table-cell table:style-name="Table1.A1" office:value-type="string"><text:p text:style-name="Standard"><text:span text:style-name="T3">____________</text:span><text:span text:style-name="T5">В</text:span><text:span text:style-name="T3">. </text:span><text:span text:style-name="T5">А</text:span><text:span text:style-name="T3">. </text:span><text:span text:style-name="T5">Рыбак</text:span></text:p></table:table-cell></table:table-row></table:table></draw:text-box></draw:frame></text:p>
      <text:p text:style-name="P3"/>
      <text:p text:style-name="P1"><text:bookmark-start text:name="_Toc246409749"/></text:p>
      <text:p text:style-name="P5"/>
      <text:p text:style-name="P5"/>
      <text:p text:style-name="P5"/>
      <text:p text:style-name="P6"/>
      <text:p text:style-name="P6"/>
      <text:p text:style-name="P1"><text:bookmark-end text:name="_Toc246409749"/><text:span text:style-name="T14"/></text:p>
      <text:p text:style-name="P10"><text:span text:style-name="T15">Т</text:span><text:span text:style-name="T14">ЛУМАЧАЛЬНАЯ ЗАПІСКА</text:span></text:p>
      <text:p text:style-name="P10"><text:span text:style-name="T3">да дыпломнага праекта</text:span></text:p>
      <text:p text:style-name="P1"><text:span text:style-name="T3">на </text:span><text:span text:style-name="T6">тэму</text:span></text:p>
      <text:p text:style-name="P4"/>
      <text:p text:style-name="P13"/>
      <text:p text:style-name="P15"><text:span text:style-name="T17">ПРАГРАМНАЕ МАДЭЛІРАВАННЕ РАЗМЕРКАВАННЯ ПАТОКАЎ ТРАФІКУ Ў СЕТКА sdn</text:span></text:p>
      <text:p text:style-name="P15"><text:span text:style-name="T13">БДАС <text:s/>ДП <text:s/></text:span><text:span text:style-name="T12">1-45 01 02 0</text:span><text:span text:style-name="T13">3 002 ТЗ</text:span></text:p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11"><text:span text:style-name="T3">Студэнт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1"><text:span text:style-name="T3">А. У. Буцько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0"><text:span text:style-name="T3">Кіраўнік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1"><text:span text:style-name="T3">С. Р. Рудзінская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7"><text:span text:style-name="T7">Кансультанты</text:span><text:span text:style-name="T3">: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9"><text:span text:style-name="T9"><text:s text:c="3"/></text:span><text:span text:style-name="T11">ад кафедры ПЗСТ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1"><text:span text:style-name="T3">В. А. Рыбак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9"><text:span text:style-name="T9"><text:s text:c="3"/></text:span><text:span text:style-name="T11">па эканамічнай частцы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1"><text:span text:style-name="T3">І. А. Барбацько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9"><text:span text:style-name="T9"><text:s text:c="3"/></text:span><text:span text:style-name="T11">па ахове працы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1"><text:span text:style-name="T3">Т. В. Жытняк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7"><text:span text:style-name="T8">Н</text:span><text:span text:style-name="T3">ормакантралёр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1"><text:span text:style-name="T3">У. У. Бажэнкоў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0"><text:span text:style-name="T3">Рэцэнзент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2"><text:span text:style-name="T3"/>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P8"/>
      <text:p text:style-name="Standard"/>
      <text:p text:style-name="Standard"/>
      <text:p text:style-name="Standard"/>
      <text:p text:style-name="P14"><text:span text:style-name="T3">М</text:span><text:span text:style-name="T7">і</text:span><text:span text:style-name="T3">нск 20</text:span><text:span text:style-name="T4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Arial Unicode MS" svg:font-family="'Arial Unicode MS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style:font-name="Arial Unicode MS" fo:font-family="'Arial Unicode MS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4pt" style:font-name-asian="F" style:font-family-generic-asian="system" style:font-pitch-asian="variable" style:font-size-asian="14pt" style:language-asian="ru" style:country-asian="RU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use-window-font-color="true" style:font-name="Times New Roman" fo:font-family="'Times New Roman'" style:font-family-generic="roman" fo:font-size="26pt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/>
    </style:style>
    <style:style style:name="Subtitle" style:family="paragraph" style:parent-style-name="Standard" style:default-outline-level="" style:class="chapter">
      <style:paragraph-properties fo:line-height="120%" fo:text-align="center" style:justify-single-word="false"/>
      <style:text-properties style:use-window-font-color="true" style:font-name="Arial" fo:font-family="Arial" style:font-family-generic="roman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color="#000000" style:font-name="Arial Unicode MS" fo:font-family="'Arial Unicode MS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fo:font-size="26pt" style:font-name-asian="Times New Roman1" style:font-family-asian="'Times New Roman'" style:font-family-generic-asian="system" style:font-pitch-asian="variable" style:font-size-asian="26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style:font-name="Arial" fo:font-family="Arial" style:font-family-generic="roman" fo:font-size="15pt" style:font-name-asian="Times New Roman1" style:font-family-asian="'Times New Roman'" style:font-family-generic-asian="system" style:font-pitch-asian="variable" style:font-size-asian="15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</meta:initial-creator>
    <meta:editing-cycles>15</meta:editing-cycles>
    <meta:creation-date>2017-12-24T18:45:00</meta:creation-date>
    <dc:date>2020-05-18T07:38:38.837298258</dc:date>
    <meta:editing-duration>PT20M38S</meta:editing-duration>
    <meta:generator>LibreOffice/6.1.5.2$Linux_X86_64 LibreOffice_project/10$Build-2</meta:generator>
    <meta:document-statistic meta:table-count="2" meta:image-count="0" meta:object-count="0" meta:page-count="1" meta:paragraph-count="28" meta:word-count="85" meta:character-count="596" meta:non-whitespace-character-count="528"/>
    <meta:user-defined meta:name="AppVersion">14.0000</meta:user-defined>
    <meta:user-defined meta:name="Company">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